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FPExtensionHandlerFactory.createContentHand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FPExtensionHandlerFactory.getSupportedNamespac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